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0.9547in"/>
    </style:style>
    <style:style style:name="co7" style:family="table-column">
      <style:table-column-properties fo:break-before="auto" style:column-width="0.2098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7563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Black">
      <style:table-cell-properties style:vertical-align="middle"/>
      <style:text-properties fo:font-size="9pt" style:font-size-asian="9pt" style:font-size-complex="9pt"/>
      <style:map style:condition="is-true-formula([.$A9] &gt; [.$C$5])" style:apply-style-name="White_5f_borders" style:base-cell-address="Sheet1.B9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5037">
      <style:table-cell-properties style:text-align-source="fix" style:repeat-content="false" fo:wrap-option="wrap"/>
      <style:paragraph-properties fo:text-align="start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Black">
      <style:table-cell-properties fo:wrap-option="wrap" style:vertical-align="middle"/>
      <style:text-properties fo:font-size="9pt" style:font-size-asian="9pt" style:font-size-complex="9pt"/>
      <style:map style:condition="is-true-formula([.$A9] &gt; [.$C$5])" style:apply-style-name="White_5f_borders" style:base-cell-address="Sheet1.B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9" style:family="table-cell" style:parent-style-name="Black">
      <style:text-properties style:font-size-asian="8pt" style:font-size-complex="8pt"/>
      <style:map style:condition="is-true-formula([.E$7] &gt; [.$C$4])" style:apply-style-name="White" style:base-cell-address="Sheet1.E7"/>
    </style:style>
    <style:style style:name="ce20" style:family="table-cell" style:parent-style-name="Black" style:data-style-name="N5037">
      <style:table-cell-properties fo:padding="0.028in" style:rotation-angle="90"/>
      <style:text-properties fo:font-size="9pt" style:font-size-asian="9pt" style:font-size-complex="9pt"/>
      <style:map style:condition="is-true-formula([.E$7] &gt; [.$C$4])" style:apply-style-name="White" style:base-cell-address="Sheet1.E7"/>
    </style:style>
    <style:style style:name="ce21" style:family="table-cell" style:parent-style-name="Black">
      <style:table-cell-properties style:vertical-align="middle"/>
      <style:map style:condition="is-true-formula([.E$7] &gt; [.$C$4])" style:apply-style-name="White" style:base-cell-address="Sheet1.E7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rotation-angle="9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7" table:number-columns-repeated="25" table:default-cell-style-name="Default"/>
        <table:table-column table:style-name="co6" table:number-columns-repeated="995" table:default-cell-style-name="Default"/>
        <table:table-row table:style-name="ro3">
          <table:table-cell/>
          <table:table-cell table:style-name="ce5" office:value-type="string">
            <text:p>Enseignant:</text:p>
          </table:table-cell>
          <table:table-cell office:value-type="string">
            <text:p>Teacher</text:p>
          </table:table-cell>
          <table:table-cell/>
          <table:table-cell table:style-name="ce18" office:value-type="string" table:number-columns-spanned="4" table:number-rows-spanned="1">
            <text:p>Cours:</text:p>
          </table:table-cell>
          <table:covered-table-cell table:number-columns-repeated="3" table:style-name="ce22"/>
          <table:table-cell table:style-name="ce23" office:value-type="string" table:number-columns-spanned="20" table:number-rows-spanned="1">
            <text:p>Course_name</text:p>
          </table:table-cell>
          <table:covered-table-cell table:number-columns-repeated="19" table:style-name="ce22"/>
          <table:table-cell table:number-columns-repeated="996"/>
        </table:table-row>
        <table:table-row table:style-name="ro2">
          <table:table-cell/>
          <table:table-cell table:style-name="ce5" office:value-type="string">
            <text:p>Début:</text:p>
          </table:table-cell>
          <table:table-cell table:style-name="ce10" office:value-type="date" office:date-value="2010-08-20">
            <text:p>20/08/1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Fin:</text:p>
          </table:table-cell>
          <table:table-cell table:style-name="ce10" office:value-type="date" office:date-value="2010-10-20">
            <text:p>20/10/1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Durée:</text:p>
          </table:table-cell>
          <table:table-cell table:style-name="ce11" office:value-type="float" office:value="321">
            <text:p>32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Étudiants:</text:p>
          </table:table-cell>
          <table:table-cell table:style-name="ce11" office:value-type="float" office:value="123">
            <text:p>123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12"/>
          <table:table-cell table:style-name="ce1" table:number-columns-repeated="2"/>
          <table:table-cell table:style-name="ce1" office:value-type="float" office:value="1002">
            <text:p>1002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25">
            <text:p>1025</text:p>
          </table:table-cell>
          <table:table-cell table:style-name="ce1" table:number-columns-repeated="995"/>
        </table:table-row>
        <table:table-row table:style-name="ro2">
          <table:table-cell table:style-name="ce2" table:number-columns-spanned="2" table:number-rows-spanned="1"/>
          <table:covered-table-cell table:style-name="ce6"/>
          <table:table-cell table:style-name="ce13"/>
          <table:table-cell table:style-name="ce16" office:value-type="string">
            <text:p>Journée: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number-columns-repeated="995"/>
        </table:table-row>
        <table:table-row table:style-name="ro4">
          <table:table-cell table:style-name="ce3" office:value-type="string" table:number-columns-spanned="2" table:number-rows-spanned="1">
            <text:p>Étudiant</text:p>
          </table:table-cell>
          <table:covered-table-cell table:style-name="ce7"/>
          <table:table-cell table:style-name="ce14" office:value-type="string">
            <text:p>Login</text:p>
          </table:table-cell>
          <table:table-cell table:style-name="ce17" office:value-type="string">
            <text:p>Mot de </text:p>
            <text:p>Passe</text:p>
          </table:table-cell>
          <table:table-cell table:style-name="ce20" table:formula="of:=[.C2]" office:value-type="date" office:date-value="2010-08-20">
            <text:p>20/08/10</text:p>
          </table:table-cell>
          <table:table-cell table:style-name="ce20" table:formula="of:=[.$E$8]+[.F6]" office:value-type="date" office:date-value="2013-05-18">
            <text:p>18/05/13</text:p>
          </table:table-cell>
          <table:table-cell table:style-name="ce20" table:formula="of:=[.$E$8]+[.G6]" office:value-type="date" office:date-value="2013-05-19">
            <text:p>19/05/13</text:p>
          </table:table-cell>
          <table:table-cell table:style-name="ce20" table:formula="of:=[.$E$8]+[.H6]" office:value-type="date" office:date-value="2013-05-20">
            <text:p>20/05/13</text:p>
          </table:table-cell>
          <table:table-cell table:style-name="ce20" table:formula="of:=[.$E$8]+[.I6]" office:value-type="date" office:date-value="2013-05-21">
            <text:p>21/05/13</text:p>
          </table:table-cell>
          <table:table-cell table:style-name="ce20" table:formula="of:=[.$E$8]+[.J6]" office:value-type="date" office:date-value="2013-05-22">
            <text:p>22/05/13</text:p>
          </table:table-cell>
          <table:table-cell table:style-name="ce20" table:formula="of:=[.$E$8]+[.K6]" office:value-type="date" office:date-value="2013-05-23">
            <text:p>23/05/13</text:p>
          </table:table-cell>
          <table:table-cell table:style-name="ce20" table:formula="of:=[.$E$8]+[.L6]" office:value-type="date" office:date-value="2013-05-24">
            <text:p>24/05/13</text:p>
          </table:table-cell>
          <table:table-cell table:style-name="ce20" table:formula="of:=[.$E$8]+[.M6]" office:value-type="date" office:date-value="2013-05-25">
            <text:p>25/05/13</text:p>
          </table:table-cell>
          <table:table-cell table:style-name="ce20" table:formula="of:=[.$E$8]+[.N6]" office:value-type="date" office:date-value="2013-05-26">
            <text:p>26/05/13</text:p>
          </table:table-cell>
          <table:table-cell table:style-name="ce20" table:formula="of:=[.$E$8]+[.O6]" office:value-type="date" office:date-value="2013-05-27">
            <text:p>27/05/13</text:p>
          </table:table-cell>
          <table:table-cell table:style-name="ce20" table:formula="of:=[.$E$8]+[.P6]" office:value-type="date" office:date-value="2013-05-28">
            <text:p>28/05/13</text:p>
          </table:table-cell>
          <table:table-cell table:style-name="ce20" table:formula="of:=[.$E$8]+[.Q6]" office:value-type="date" office:date-value="2013-05-29">
            <text:p>29/05/13</text:p>
          </table:table-cell>
          <table:table-cell table:style-name="ce20" table:formula="of:=[.$E$8]+[.R6]" office:value-type="date" office:date-value="2013-05-30">
            <text:p>30/05/13</text:p>
          </table:table-cell>
          <table:table-cell table:style-name="ce20" table:formula="of:=[.$E$8]+[.S6]" office:value-type="date" office:date-value="2013-05-31">
            <text:p>31/05/13</text:p>
          </table:table-cell>
          <table:table-cell table:style-name="ce20" table:formula="of:=[.$E$8]+[.T6]" office:value-type="date" office:date-value="2013-06-01">
            <text:p>01/06/13</text:p>
          </table:table-cell>
          <table:table-cell table:style-name="ce20" table:formula="of:=[.$E$8]+[.U6]" office:value-type="date" office:date-value="2013-06-02">
            <text:p>02/06/13</text:p>
          </table:table-cell>
          <table:table-cell table:style-name="ce20" table:formula="of:=[.$E$8]+[.V6]" office:value-type="date" office:date-value="2013-06-03">
            <text:p>03/06/13</text:p>
          </table:table-cell>
          <table:table-cell table:style-name="ce20" table:formula="of:=[.$E$8]+[.W6]" office:value-type="date" office:date-value="2013-06-04">
            <text:p>04/06/13</text:p>
          </table:table-cell>
          <table:table-cell table:style-name="ce20" table:formula="of:=[.$E$8]+[.X6]" office:value-type="date" office:date-value="2013-06-05">
            <text:p>05/06/13</text:p>
          </table:table-cell>
          <table:table-cell table:style-name="ce20" table:formula="of:=[.$E$8]+[.Y6]" office:value-type="date" office:date-value="2013-06-06">
            <text:p>06/06/13</text:p>
          </table:table-cell>
          <table:table-cell table:style-name="ce20" table:formula="of:=[.$E$8]+[.Z6]" office:value-type="date" office:date-value="2013-06-07">
            <text:p>07/06/13</text:p>
          </table:table-cell>
          <table:table-cell table:style-name="ce20" table:formula="of:=[.$E$8]+[.AA6]" office:value-type="date" office:date-value="2013-06-08">
            <text:p>08/06/13</text:p>
          </table:table-cell>
          <table:table-cell table:style-name="ce20" table:formula="of:=[.$E$8]+[.AB6]" office:value-type="date" office:date-value="2013-06-09">
            <text:p>09/06/13</text:p>
          </table:table-cell>
          <table:table-cell table:style-name="ce20" table:formula="of:=[.$E$8]+[.AC6]" office:value-type="date" office:date-value="2013-06-10">
            <text:p>10/06/13</text:p>
          </table:table-cell>
          <table:table-cell table:style-name="ce24" table:number-columns-repeated="970"/>
          <table:table-cell table:number-columns-repeated="25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8" office:value-type="string">
            <text:p>Nom01</text:p>
          </table:table-cell>
          <table:table-cell table:style-name="ce15" office:value-type="string">
            <text:p>Login01</text:p>
          </table:table-cell>
          <table:table-cell table:style-name="ce8" office:value-type="string">
            <text:p>Passe01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8" office:value-type="string">
            <text:p>Nom02</text:p>
          </table:table-cell>
          <table:table-cell table:style-name="ce15" office:value-type="string">
            <text:p>Login02</text:p>
          </table:table-cell>
          <table:table-cell table:style-name="ce8" office:value-type="string">
            <text:p>Passe02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8" office:value-type="string">
            <text:p>Nom03</text:p>
          </table:table-cell>
          <table:table-cell table:style-name="ce15" office:value-type="string">
            <text:p>Login03</text:p>
          </table:table-cell>
          <table:table-cell table:style-name="ce8" office:value-type="string">
            <text:p>Passe03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8" office:value-type="string">
            <text:p>Nom04</text:p>
          </table:table-cell>
          <table:table-cell table:style-name="ce15" office:value-type="string">
            <text:p>Login04</text:p>
          </table:table-cell>
          <table:table-cell table:style-name="ce8" office:value-type="string">
            <text:p>Passe04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8" office:value-type="string">
            <text:p>Nom05</text:p>
          </table:table-cell>
          <table:table-cell table:style-name="ce15" office:value-type="string">
            <text:p>Login05</text:p>
          </table:table-cell>
          <table:table-cell table:style-name="ce8" office:value-type="string">
            <text:p>Passe05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8" office:value-type="string">
            <text:p>Nom06</text:p>
          </table:table-cell>
          <table:table-cell table:style-name="ce15" office:value-type="string">
            <text:p>Login06</text:p>
          </table:table-cell>
          <table:table-cell table:style-name="ce8" office:value-type="string">
            <text:p>Passe06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8" office:value-type="string">
            <text:p>Nom07</text:p>
          </table:table-cell>
          <table:table-cell table:style-name="ce15" office:value-type="string">
            <text:p>Login07</text:p>
          </table:table-cell>
          <table:table-cell table:style-name="ce8" office:value-type="string">
            <text:p>Passe07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8" office:value-type="string">
            <text:p>Nom08</text:p>
          </table:table-cell>
          <table:table-cell table:style-name="ce15" office:value-type="string">
            <text:p>Login08</text:p>
          </table:table-cell>
          <table:table-cell table:style-name="ce8" office:value-type="string">
            <text:p>Passe08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8" office:value-type="string">
            <text:p>Nom09</text:p>
          </table:table-cell>
          <table:table-cell table:style-name="ce15" office:value-type="string">
            <text:p>Login09</text:p>
          </table:table-cell>
          <table:table-cell table:style-name="ce8" office:value-type="string">
            <text:p>Passe09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8" office:value-type="string">
            <text:p>Nom10</text:p>
          </table:table-cell>
          <table:table-cell table:style-name="ce15" office:value-type="string">
            <text:p>Login10</text:p>
          </table:table-cell>
          <table:table-cell table:style-name="ce8" office:value-type="string">
            <text:p>Passe10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8" office:value-type="string">
            <text:p>Nom11</text:p>
          </table:table-cell>
          <table:table-cell table:style-name="ce15" office:value-type="string">
            <text:p>Login11</text:p>
          </table:table-cell>
          <table:table-cell table:style-name="ce8" office:value-type="string">
            <text:p>Passe11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12">
            <text:p>12</text:p>
          </table:table-cell>
          <table:table-cell table:style-name="ce8" office:value-type="string">
            <text:p>Nom12</text:p>
          </table:table-cell>
          <table:table-cell table:style-name="ce15" office:value-type="string">
            <text:p>Login12</text:p>
          </table:table-cell>
          <table:table-cell table:style-name="ce8" office:value-type="string">
            <text:p>Passe12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8" office:value-type="string">
            <text:p>Nom13</text:p>
          </table:table-cell>
          <table:table-cell table:style-name="ce15" office:value-type="string">
            <text:p>Login13</text:p>
          </table:table-cell>
          <table:table-cell table:style-name="ce8" office:value-type="string">
            <text:p>Passe13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8" office:value-type="string">
            <text:p>Nom14</text:p>
          </table:table-cell>
          <table:table-cell table:style-name="ce15" office:value-type="string">
            <text:p>Login14</text:p>
          </table:table-cell>
          <table:table-cell table:style-name="ce8" office:value-type="string">
            <text:p>Passe14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8" office:value-type="string">
            <text:p>Nom15</text:p>
          </table:table-cell>
          <table:table-cell table:style-name="ce15" office:value-type="string">
            <text:p>Login15</text:p>
          </table:table-cell>
          <table:table-cell table:style-name="ce8" office:value-type="string">
            <text:p>Passe15</text:p>
          </table:table-cell>
          <table:table-cell table:style-name="ce21" table:number-columns-repeated="25"/>
          <table:table-cell table:style-name="ce22" table:number-columns-repeated="970"/>
          <table:table-cell table:number-columns-repeated="25"/>
        </table:table-row>
        <table:table-row table:style-name="ro6" table:number-rows-repeated="1048544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B9:Sheet1.D23">
            <calcext:condition calcext:apply-style-name="White_borders" calcext:value="formula-is([.$A9] &gt; [.$C$5])" calcext:base-cell-address="Sheet1.B9"/>
          </calcext:conditional-format>
          <calcext:conditional-format calcext:target-range-address="Sheet1.E7:Sheet1.AC23">
            <calcext:condition calcext:apply-style-name="White" calcext:value="formula-is([.E$7] &gt; [.$C$4])" calcext:base-cell-address="Sheet1.E7"/>
          </calcext:conditional-format>
        </calcext:conditional-formats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transparent" fo:border="none"/>
      <style:text-properties fo:color="#ffffff" fo:font-size="8pt"/>
    </style:style>
    <style:style style:name="Black" style:family="table-cell" style:parent-style-name="Default">
      <style:table-cell-properties fo:border="0.06pt solid #000000"/>
      <style:text-properties fo:font-size="10pt"/>
    </style:style>
    <style:style style:name="White_5f_borders" style:display-name="White_borders" style:family="table-cell" style:parent-style-name="Default">
      <style:table-cell-properties fo:border="0.06pt solid #000000"/>
      <style:text-properties fo:color="#ffffff"/>
    </style:style>
    <style:style style:name="Black_5f_big" style:display-name="Black_big" style:family="table-cell" style:parent-style-name="White_5f_borders">
      <style:table-cell-properties style:vertical-align="middle"/>
      <style:text-properties fo:color="#000000"/>
    </style:style>
  </office:styles>
  <office:automatic-styles>
    <style:page-layout style:name="Mpm1">
      <style:page-layout-properties fo:page-width="11.6925in" fo:page-height="8.2673in" style:num-format="1" style:print-orientation="landscape" style:scale-to-pages="1" style:table-centering="horizontal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 style:data-style-name="N2" text:time-value="0000-00-00T23:45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1:58:56</meta:creation-date>
    <dc:date>2013-04-05T23:48:26</dc:date>
    <meta:editing-duration>PT10H58M54S</meta:editing-duration>
    <meta:editing-cycles>64</meta:editing-cycles>
    <meta:generator>LibreOffice/3.6$MacOSX_x86 LibreOffice_project/e29a214-2bbed72-0621de6-a97528c-8f066d</meta:generator>
    <meta:document-statistic meta:table-count="3" meta:cell-count="150" meta:object-count="0"/>
  </office:meta>
</office:document-meta>
</file>